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000000" style:font-name="Courier New" fo:font-size="9pt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text-properties fo:color="#000000" style:font-name="Courier New" fo:font-size="9pt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Courier New" fo:font-size="9pt" fo:font-weight="bold"/>
    </style:style>
    <style:style style:name="T3" style:family="text">
      <style:text-properties fo:color="#0000ff" fo:font-weight="bold"/>
    </style:style>
    <style:style style:name="T4" style:family="text">
      <style:text-properties fo:color="#0000ff" fo:font-weight="bold" fo:background-color="#e4e4ff" loext:char-shading-value="0"/>
    </style:style>
    <style:style style:name="T5" style:family="text">
      <style:text-properties fo:color="#0000ff" style:font-name="Courier New" fo:font-size="9pt" fo:font-weight="bold"/>
    </style:style>
    <style:style style:name="T6" style:family="text">
      <style:text-properties fo:color="#0000ff" style:font-name="Courier New" fo:font-size="9pt" fo:font-weight="bold" fo:background-color="#e4e4ff" loext:char-shading-value="0"/>
    </style:style>
    <style:style style:name="T7" style:family="text">
      <style:text-properties fo:color="#008000"/>
    </style:style>
    <style:style style:name="T8" style:family="text">
      <style:text-properties fo:color="#008000" fo:font-weight="bold"/>
    </style:style>
    <style:style style:name="T9" style:family="text">
      <style:text-properties fo:color="#008000" style:font-name="Courier New" fo:font-size="9pt" fo:font-weight="bold"/>
    </style:style>
    <style:style style:name="T10" style:family="text">
      <style:text-properties style:font-name="Courier New" fo:font-size="9pt"/>
    </style:style>
    <style:style style:name="T11" style:family="text">
      <style:text-properties style:font-name="Courier New" fo:font-size="9pt" fo:font-style="italic"/>
    </style:style>
    <style:style style:name="T12" style:family="text">
      <style:text-properties fo:color="#660e7a" fo:font-style="italic" fo:font-weight="bold"/>
    </style:style>
    <style:style style:name="T13" style:family="text">
      <style:text-properties fo:color="#660e7a" style:font-name="Courier New" fo:font-size="9pt" fo:font-style="italic" fo:font-weight="bold"/>
    </style:style>
    <style:style style:name="T14" style:family="text">
      <style:text-properties fo:color="#808000"/>
    </style:style>
    <style:style style:name="T15" style:family="text">
      <style:text-properties fo:color="#808000" style:font-name="Courier New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&lt;<text:span text:style-name="T1">android.support.design.widget.FloatingActionButton </text:span><text:span text:style-name="T4">android</text:span><text:span text:style-name="T3">:id=</text:span><text:span text:style-name="T8">"@+id/fab"</text:span></text:p>
      <text:p text:style-name="P3"><text:span text:style-name="T7"><text:s text:c="4"/></text:span><text:span text:style-name="T6">android</text:span><text:span text:style-name="T5">:layout_width=</text:span><text:span text:style-name="T9">"wrap_content" </text:span><text:span text:style-name="T6">android</text:span><text:span text:style-name="T5">:layout_height=</text:span><text:span text:style-name="T9">"wrap_content"</text:span></text:p>
      <text:p text:style-name="P3"><text:span text:style-name="T7"><text:s text:c="4"/></text:span><text:span text:style-name="T6">android</text:span><text:span text:style-name="T5">:layout_gravity=</text:span><text:span text:style-name="T9">"bottom|end" </text:span><text:span text:style-name="T6">android</text:span><text:span text:style-name="T5">:layout_margin=</text:span><text:span text:style-name="T9">"@dimen/fab_margin"</text:span></text:p>
      <text:p text:style-name="P1"><text:span text:style-name="T7"><text:s text:c="4"/></text:span><text:span text:style-name="T6">android</text:span><text:span text:style-name="T5">:src=</text:span><text:span text:style-name="T9">"@android:drawable/ic_dialog_email" </text:span><text:span text:style-name="T10">/&gt;</text:span></text:p>
      <text:p text:style-name="P4">FloatingActionButton fab = (FloatingActionButton) findViewById(R.id.<text:span text:style-name="T12">fab</text:span>);</text:p>
      <text:p text:style-name="P4">fab.setOnClickListener(<text:span text:style-name="T1">new </text:span>View.OnClickListener() {</text:p>
      <text:p text:style-name="P3"><text:s text:c="4"/><text:span text:style-name="T15">@Override</text:span></text:p>
      <text:p text:style-name="P3"><text:span text:style-name="T14"><text:s text:c="4"/></text:span><text:span text:style-name="T2">public void </text:span><text:span text:style-name="T10">onClick(View view) {</text:span></text:p>
      <text:p text:style-name="P3"><text:s text:c="8"/><text:span text:style-name="T10">Snackbar.</text:span><text:span text:style-name="T11">make</text:span><text:span text:style-name="T10">(view, </text:span><text:span text:style-name="T9">"Replace with your own action"</text:span><text:span text:style-name="T10">, Snackbar.</text:span><text:span text:style-name="T13">LENGTH_LONG</text:span><text:span text:style-name="T10">)</text:span></text:p>
      <text:p text:style-name="P3"><text:s text:c="16"/><text:span text:style-name="T10">.setAction(</text:span><text:span text:style-name="T9">"Action"</text:span><text:span text:style-name="T10">, </text:span><text:span text:style-name="T2">null</text:span><text:span text:style-name="T10">).show();</text:span></text:p>
      <text:p text:style-name="P3"><text:s text:c="4"/><text:span text:style-name="T10">}</text:span></text:p>
      <text:p text:style-name="P2">}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1S</meta:editing-duration>
    <meta:editing-cycles>3</meta:editing-cycles>
    <meta:generator>LibreOffice/5.0.1.2$Windows_x86 LibreOffice_project/81898c9f5c0d43f3473ba111d7b351050be20261</meta:generator>
    <dc:date>2016-09-10T11:18:17.116000000</dc:date>
    <meta:document-statistic meta:table-count="0" meta:image-count="0" meta:object-count="0" meta:page-count="1" meta:paragraph-count="12" meta:word-count="33" meta:character-count="596" meta:non-whitespace-character-count="527"/>
    <meta:user-defined meta:name="Info 1"/>
    <meta:user-defined meta:name="Info 2"/>
    <meta:user-defined meta:name="Info 3"/>
    <meta:user-defined meta:name="Info 4"/>
  </office:meta>
</office:document-meta>
</file>